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Map.addAttribute( Object attribute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Map.Model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Map.contains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ap.get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ap.addAllAttributes( @ Nullable Collection &lt; ? &gt; attribute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Map.mergeAttributes( @ Nullable Map &lt; String , ? &gt;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Map.addAttribute( String attributeName , @ Nullable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Map.ModelMap( String attributeName , @ Nullable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ap.addAllAttributes( @ Nullable Map &lt; String , ? &gt;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Map.ModelMap(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